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 style:list-style-name="L1">
      <style:text-properties style:font-name="Arial" fo:font-size="10pt" style:font-size-asian="10pt" style:font-size-complex="10pt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Heading_20_2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4" style:family="paragraph" style:parent-style-name="Heading_20_3">
      <style:text-properties style:font-name="Arial"/>
    </style:style>
    <style:style style:name="P15" style:family="paragraph" style:parent-style-name="Heading_20_1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Zachary Hensler</text:h>
      <text:p text:style-name="P4"><text:a xlink:type="simple" xlink:href="mailto:zhensler12@gmail.com" text:style-name="Internet_20_link" text:visited-style-name="Visited_20_Internet_20_Link"><text:span text:style-name="T3">zhensler12@gmail.com</text:span></text:a></text:p>
      <text:p text:style-name="P6">(260)446-5280</text:p>
      <text:h text:style-name="P13" text:outline-level="2">Fullstack Software Engineer</text:h>
      <text:h text:style-name="P14" text:outline-level="3">Summary</text:h>
      <text:p text:style-name="P1">I am a fullstack software engineer with experience working on front and back end applications.</text:p>
      <text:p text:style-name="P1">Highlights include:</text:p>
      <text:list xml:id="list6332864593602789956" text:style-name="L1">
        <text:list-item>
          <text:p text:style-name="P8">Over four years' professional software development experience, working with a variety of front end and back end technologies.</text:p>
        </text:list-item>
        <text:list-item>
          <text:p text:style-name="P8">Over 2 years experience with AWS services, using SAM and CDK to deploy applications utilizing API Gateway, Lambda, DynamoDB, and S3.</text:p>
        </text:list-item>
        <text:list-item>
          <text:p text:style-name="P8">A proven leader and team player, leading front end development for a small team. <text:s/>Defining work to implement new features, and training/on-boarding two new developers onto the project.</text:p>
        </text:list-item>
        <text:list-item>
          <text:p text:style-name="P8">Wrote documentation for both technical and non-technical audiences, to communicate functionality and assist with developer on-boarding.</text:p>
        </text:list-item>
        <text:list-item>
          <text:p text:style-name="P8">Bachelor of Science in Computer Engineering from Purdue University.</text:p>
        </text:list-item>
      </text:list>
      <text:h text:style-name="P14" text:outline-level="3">Professional Experience</text:h>
      <text:p text:style-name="P5"><text:span text:style-name="T4">Fullstack Engineer</text:span><text:line-break/>Veridos - June 2021 – Present</text:p>
      <text:list xml:id="list2567894885810447999" text:style-name="L2">
        <text:list-item>
          <text:p text:style-name="P9">Updated a legacy .net framework application and inno installers. <text:s/>Addressing security concerns and enabling an upgrade from Windows Server 2012 to 2022.</text:p>
        </text:list-item>
        <text:list-item>
          <text:p text:style-name="P9">Created and tested C# and F# plugins to assist in migrating legacy customers to our larger factory, saving an estimated $2 million in operational costs.</text:p>
        </text:list-item>
        <text:list-item>
          <text:p text:style-name="P9">Implemented an IMB encoding algorithm according to the USPS Standard. <text:s/>Allowing us to provide additional tracking information for our customers.</text:p>
        </text:list-item>
        <text:list-item>
          <text:p text:style-name="P9">Wrote queries and performed migrations for PostgreSQL and DynamoDB databases.</text:p>
        </text:list-item>
        <text:list-item>
          <text:p text:style-name="P9">Wrote documentation for technical audiences using JSDoc to explain code functionality and maintenance guides.</text:p>
        </text:list-item>
        <text:list-item>
          <text:p text:style-name="P9">Wrote documentation for non-technical audience in Confluence to describe software usage and expected behaviors.</text:p>
        </text:list-item>
        <text:list-item>
          <text:p text:style-name="P9">Developed a highly configurable React and Typescript application, for capturing and evaluating ID photos.</text:p>
        </text:list-item>
        <text:list-item>
          <text:p text:style-name="P9">Identified and fixed bugs in legacy React front end applications.</text:p>
        </text:list-item>
        <text:list-item>
          <text:p text:style-name="P9">Presented sprint demos to internal stakeholders and occasional software demos to potential clients.</text:p>
        </text:list-item>
      </text:list>
      <text:p text:style-name="P5"><text:span text:style-name="T4">Front End Web Developer</text:span><text:line-break/>Rural Sourcing (Now Sparq) - October 2020 – June 2021</text:p>
      <text:list xml:id="list42336085" text:continue-numbering="true" text:style-name="L2">
        <text:list-item>
          <text:p text:style-name="P9">Built dynamic front end applications using React, Redux, and Lodash.</text:p>
        </text:list-item>
        <text:list-item>
          <text:p text:style-name="P9">Refactored existing recompose pages to use React Hooks, making them easier to maintain and removing an external dependency.</text:p>
        </text:list-item>
        <text:list-item>
          <text:p text:style-name="P9">Wrote unit tests using enzyme and jest, to ensure functionality across multiple edge cases.</text:p>
        </text:list-item>
      </text:list>
      <text:p text:style-name="P5"><text:soft-page-break/><text:span text:style-name="T4">Web Programmer Assistant</text:span><text:line-break/>Purdue University - June 2019 – May 2020</text:p>
      <text:list xml:id="list42330697" text:continue-numbering="true" text:style-name="L2">
        <text:list-item>
          <text:p text:style-name="P10">Built responsive and accessible websites using HTML, CSS, and JS for teachers in the Department of Science.</text:p>
        </text:list-item>
        <text:list-item>
          <text:p text:style-name="P10">Regularly communicated with staff members to receive feedback, and perform updates.</text:p>
        </text:list-item>
        <text:list-item>
          <text:p text:style-name="P10">Integrated with Cascade CMS to create configurable content sections, allowing teachers to perform updates without developer intervention.</text:p>
          <text:p text:style-name="P10"/>
        </text:list-item>
      </text:list>
      <text:h text:style-name="P14" text:outline-level="3">Education</text:h>
      <text:p text:style-name="P11">Bachelor of Science in Computer Engineering</text:p>
      <text:p text:style-name="P1">Purdue University, West Lafayette, IN</text:p>
      <text:p text:style-name="P1">Awarded August 2020</text:p>
      <text:h text:style-name="Heading_20_3" text:outline-level="3">Skills and Experience</text:h>
      <text:p text:style-name="P3"><text:span text:style-name="T2">Languages/Frameworks</text:span><text:span text:style-name="T1">: C#, F#, React, Typescript, Javascript, HTML, CSS, SQL, C, Python, JSDoc</text:span></text:p>
      <text:p text:style-name="P3"><text:span text:style-name="T2">Tools</text:span><text:span text:style-name="T1">: Git, Webpack, Vite, Yarn, Npm, Nuget, Jest, React Testing Libarary, Xunit, Github Pages, AWS Services (API Gateway, S3, Lambda, DynamoDB), Inno Installer</text:span></text:p>
      <text:p text:style-name="P3"><text:span text:style-name="T2">Databases</text:span><text:span text:style-name="T1">: PostgreSQL, DynamoDB</text:span></text:p>
      <text:p text:style-name="P3"><text:span text:style-name="T2">Software</text:span><text:span text:style-name="T1">: Webstorm, Rider, Visual Studio Code, Jira, Confluence, Microsoft Word, Excel, Teams, Photoshop</text:span></text:p>
      <text:h text:style-name="P14" text:outline-level="3">Projects</text:h>
      <text:p text:style-name="P1"><text:span text:style-name="T4">Homepage</text:span> - <text:a xlink:type="simple" xlink:href="https://zach-hensler.github.io/homepage/" text:style-name="Internet_20_link" text:visited-style-name="Visited_20_Internet_20_Link">https://zach-hensler.github.io/homepage/</text:a><text:line-break/>A simple typescript and preact application, hosted with github pages. <text:s/>Built to communicate additional professional and personal information about myself.</text:p>
      <text:p text:style-name="P1"><text:span text:style-name="T4">Gallery</text:span> - <text:a xlink:type="simple" xlink:href="https://zach-hensler.github.io/gallery/" text:style-name="Internet_20_link" text:visited-style-name="Visited_20_Internet_20_Link">https://zach-hensler.github.io/gallery/</text:a><text:line-break/>A typescript and preact application, using the bulma css framework, and hosted with github pages. <text:s/>Designed to be intuitive and responsive for a range of form factors.</text:p>
      <text:p text:style-name="P2"><text:span text:style-name="T4">Source Code</text:span> - <text:a xlink:type="simple" xlink:href="https://github.com/zach-hensler" text:style-name="Internet_20_link" text:visited-style-name="Visited_20_Internet_20_Link">https://github.com/zach-hensler</text:a><text:line-break/>The source code for all of my personal projects are hosted on my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 Hensler</meta:initial-creator>
    <meta:creation-date>2024-08-15T19:30:37.07</meta:creation-date>
    <dc:date>2024-08-15T22:07:04.20</dc:date>
    <dc:creator>Zach Hensler</dc:creator>
    <meta:editing-duration>PT2H20M25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2" meta:paragraph-count="44" meta:word-count="542" meta:character-count="3760"/>
  </office:meta>
</office:document-meta>
</file>